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DEBF7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DEBF7"/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7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1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15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7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EDEDED"/>
      <style:text-properties fo:color="#FF0000" fo:font-size="13pt" style:font-size-asian="13pt" style:font-size-complex="13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27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font-size="13pt" style:font-size-asian="13pt" style:font-size-complex="13pt"/>
    </style:style>
    <style:style style:name="ce29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font-size="13pt" style:font-size-asian="13pt" style:font-size-complex="13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</style:style>
    <style:style style:name="ce36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37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="thin solid #000000" fo:background-color="#F2F2F2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="thin solid #000000" fo:background-color="#F2F2F2"/>
      <style:text-properties fo:color="#FF0000" fo:font-size="13pt" style:font-size-asian="13pt" style:font-size-complex="13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="thin solid #000000" fo:background-color="#D9D9D9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color="#FF0000" fo:font-size="13pt" style:font-size-asian="13pt" style:font-size-complex="13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31458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3" style:family="table-cell" style:parent-style-name="Default" style:data-style-name="N0">
      <style:text-properties fo:font-size="13pt" style:font-size-asian="13pt" style:font-size-complex="13pt"/>
      <style:map style:condition="of:cell-content()=&quot;N&quot;" style:apply-style-name="cf2"/>
      <style:map style:condition="of:cell-content()=&quot;N&quot;" style:apply-style-name="cf2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5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6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7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0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1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2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5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16376" table:default-cell-style-name="ce5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<text:s/>File name</text:p>
          </table:table-cell>
          <table:table-cell office:value-type="string" table:style-name="ce3">
            <text:p>Number of recipes</text:p>
          </table:table-cell>
          <table:table-cell office:value-type="string" table:style-name="ce3">
            <text:p>Number of Scenarios</text:p>
          </table:table-cell>
          <table:table-cell office:value-type="string" table:style-name="ce3">
            <text:p>Runtime (sec)</text:p>
          </table:table-cell>
          <table:table-cell office:value-type="string" table:style-name="ce3">
            <text:p>Fix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Two stage</text:p>
          </table:table-cell>
          <table:table-cell office:value-type="string" table:style-name="ce3">
            <text:p>Axial</text:p>
          </table:table-cell>
          <table:table-cell office:value-type="string" table:style-name="ce4">
            <text:p>Optimal</text:p>
          </table:table-cell>
          <table:table-cell table:number-columns-repeated="16374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test00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129" table:style-name="ce8">
            <text:p>0,129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float" office:value="99" table:style-name="ce8">
            <text:p>99</text:p>
          </table:table-cell>
          <table:table-cell office:value-type="float" office:value="166" table:style-name="ce9">
            <text:p>166</text:p>
          </table:table-cell>
          <table:table-cell table:number-columns-repeated="16374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test00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99" table:style-name="ce11">
            <text:p>99</text:p>
          </table:table-cell>
          <table:table-cell office:value-type="float" office:value="166" table:style-name="ce12">
            <text:p>166</text:p>
          </table:table-cell>
          <table:table-cell table:number-columns-repeated="16374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3">
            <text:p>test00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100000000000001" table:style-name="ce13">
            <text:p>0,131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103.5" table:style-name="ce13">
            <text:p>103,5</text:p>
          </table:table-cell>
          <table:table-cell office:value-type="float" office:value="175" table:style-name="ce14">
            <text:p>175</text:p>
          </table:table-cell>
          <table:table-cell table:number-columns-repeated="16374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5">
            <text:p>test00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3" table:style-name="ce15">
            <text:p>0,13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74.2" table:style-name="ce15">
            <text:p>74,2</text:p>
          </table:table-cell>
          <table:table-cell office:value-type="float" office:value="143.19999999999999" table:style-name="ce16">
            <text:p>143,2</text:p>
          </table:table-cell>
          <table:table-cell table:number-columns-repeated="16374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1">
            <text:p>test00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74.400000000000006" table:style-name="ce11">
            <text:p>74,4</text:p>
          </table:table-cell>
          <table:table-cell office:value-type="float" office:value="143.4" table:style-name="ce12">
            <text:p>143,4</text:p>
          </table:table-cell>
          <table:table-cell table:number-columns-repeated="16374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3">
            <text:p>test004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400000000000001" table:style-name="ce13">
            <text:p>0,134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6.599999999999994" table:style-name="ce13">
            <text:p>76,6</text:p>
          </table:table-cell>
          <table:table-cell office:value-type="float" office:value="147.4" table:style-name="ce14">
            <text:p>147,4</text:p>
          </table:table-cell>
          <table:table-cell table:number-columns-repeated="16374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5">
            <text:p>test005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3100000000000001" table:style-name="ce15">
            <text:p>0,131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50.6" table:style-name="ce15">
            <text:p>50,6</text:p>
          </table:table-cell>
          <table:table-cell office:value-type="float" office:value="122" table:style-name="ce16">
            <text:p>122</text:p>
          </table:table-cell>
          <table:table-cell/>
          <table:table-cell table:style-name="ce53"/>
          <table:table-cell table:number-columns-repeated="16372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11">
            <text:p>test00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4000000000000001" table:style-name="ce11">
            <text:p>0,14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64.2" table:style-name="ce11">
            <text:p>64,2</text:p>
          </table:table-cell>
          <table:table-cell office:value-type="float" office:value="135.6" table:style-name="ce12">
            <text:p>135,6</text:p>
          </table:table-cell>
          <table:table-cell table:number-columns-repeated="16374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13">
            <text:p>test006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200000000000001" table:style-name="ce13">
            <text:p>0,132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69.599999999999994" table:style-name="ce13">
            <text:p>69,6</text:p>
          </table:table-cell>
          <table:table-cell office:value-type="float" office:value="141" table:style-name="ce14">
            <text:p>141</text:p>
          </table:table-cell>
          <table:table-cell table:number-columns-repeated="16374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style-name="ce15">
            <text:p>test00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29" table:style-name="ce15">
            <text:p>0,129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220.3" table:style-name="ce15">
            <text:p>220,3</text:p>
          </table:table-cell>
          <table:table-cell office:value-type="float" office:value="353.5" table:style-name="ce16">
            <text:p>353,5</text:p>
          </table:table-cell>
          <table:table-cell table:number-columns-repeated="16374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11">
            <text:p>test008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3" table:style-name="ce11">
            <text:p>0,13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258.3" table:style-name="ce11">
            <text:p>258,3</text:p>
          </table:table-cell>
          <table:table-cell office:value-type="float" office:value="391.5" table:style-name="ce12">
            <text:p>391,5</text:p>
          </table:table-cell>
          <table:table-cell table:number-columns-repeated="16374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13">
            <text:p>test008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.13" table:style-name="ce13">
            <text:p>0,13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258.3" table:style-name="ce13">
            <text:p>258,3</text:p>
          </table:table-cell>
          <table:table-cell office:value-type="float" office:value="391.5" table:style-name="ce14">
            <text:p>391,5</text:p>
          </table:table-cell>
          <table:table-cell table:number-columns-repeated="16374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style-name="ce15">
            <text:p>test009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29" table:style-name="ce15">
            <text:p>0,129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-56.5" table:style-name="ce15">
            <text:p>-56,5</text:p>
          </table:table-cell>
          <table:table-cell office:value-type="float" office:value="9.5" table:style-name="ce16">
            <text:p>9,5</text:p>
          </table:table-cell>
          <table:table-cell table:number-columns-repeated="16374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11">
            <text:p>test010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-16" table:style-name="ce11">
            <text:p>-16</text:p>
          </table:table-cell>
          <table:table-cell office:value-type="float" office:value="59" table:style-name="ce12">
            <text:p>59</text:p>
          </table:table-cell>
          <table:table-cell table:number-columns-repeated="16374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8">
            <text:p>test010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.13600000000000001" table:style-name="ce18">
            <text:p>0,136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-16" table:style-name="ce18">
            <text:p>-16</text:p>
          </table:table-cell>
          <table:table-cell office:value-type="float" office:value="119" table:style-name="ce19">
            <text:p>119</text:p>
          </table:table-cell>
          <table:table-cell table:number-columns-repeated="1637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8">
            <text:p>test01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0.13800000000000001" table:style-name="ce8">
            <text:p>0,138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float" office:value="69.599999999999994" table:style-name="ce8">
            <text:p>69,6</text:p>
          </table:table-cell>
          <table:table-cell office:value-type="float" office:value="140.19999999999999" table:style-name="ce9">
            <text:p>140,2</text:p>
          </table:table-cell>
          <table:table-cell table:number-columns-repeated="16374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11">
            <text:p>test01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4799999999999999" table:style-name="ce11">
            <text:p>0,148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69.599999999999994" table:style-name="ce11">
            <text:p>69,6</text:p>
          </table:table-cell>
          <table:table-cell office:value-type="float" office:value="140.19999999999999" table:style-name="ce12">
            <text:p>140,2</text:p>
          </table:table-cell>
          <table:table-cell table:number-columns-repeated="16374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13">
            <text:p>test012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900000000000001" table:style-name="ce13">
            <text:p>0,139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7.099999999999994" table:style-name="ce13">
            <text:p>77,1</text:p>
          </table:table-cell>
          <table:table-cell office:value-type="float" office:value="151.30000000000001" table:style-name="ce14">
            <text:p>151,3</text:p>
          </table:table-cell>
          <table:table-cell table:number-columns-repeated="16374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15">
            <text:p>test01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73.3" table:style-name="ce15">
            <text:p>73,3</text:p>
          </table:table-cell>
          <table:table-cell office:value-type="float" office:value="136.9" table:style-name="ce16">
            <text:p>136,9</text:p>
          </table:table-cell>
          <table:table-cell table:number-columns-repeated="16374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11">
            <text:p>test014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73.3" table:style-name="ce11">
            <text:p>73,3</text:p>
          </table:table-cell>
          <table:table-cell office:value-type="float" office:value="136.9" table:style-name="ce12">
            <text:p>136,9</text:p>
          </table:table-cell>
          <table:table-cell table:number-columns-repeated="16374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13">
            <text:p>test01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400000000000001" table:style-name="ce13">
            <text:p>0,134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75.7" table:style-name="ce13">
            <text:p>75,7</text:p>
          </table:table-cell>
          <table:table-cell office:value-type="float" office:value="142.30000000000001" table:style-name="ce14">
            <text:p>142,3</text:p>
          </table:table-cell>
          <table:table-cell table:number-columns-repeated="16374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15">
            <text:p>test015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30.5" table:style-name="ce15">
            <text:p>30,5</text:p>
          </table:table-cell>
          <table:table-cell office:value-type="float" office:value="106.1" table:style-name="ce16">
            <text:p>106,1</text:p>
          </table:table-cell>
          <table:table-cell table:number-columns-repeated="16374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11">
            <text:p>test016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800000000000001" table:style-name="ce11">
            <text:p>0,138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5.3" table:style-name="ce11">
            <text:p>45,3</text:p>
          </table:table-cell>
          <table:table-cell office:value-type="float" office:value="120.9" table:style-name="ce12">
            <text:p>120,9</text:p>
          </table:table-cell>
          <table:table-cell table:number-columns-repeated="16374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3">
            <text:p>test016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4599999999999999" table:style-name="ce13">
            <text:p>0,146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55.2" table:style-name="ce13">
            <text:p>55,2</text:p>
          </table:table-cell>
          <table:table-cell office:value-type="float" office:value="130.80000000000001" table:style-name="ce14">
            <text:p>130,8</text:p>
          </table:table-cell>
          <table:table-cell table:number-columns-repeated="16374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5">
            <text:p>test017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600000000000001" table:style-name="ce15">
            <text:p>0,136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177.822" table:style-name="ce15">
            <text:p>177,822</text:p>
          </table:table-cell>
          <table:table-cell office:value-type="float" office:value="306.69" table:style-name="ce16">
            <text:p>306,69</text:p>
          </table:table-cell>
          <table:table-cell table:number-columns-repeated="16374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11">
            <text:p>test018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194.47200000000001" table:style-name="ce11">
            <text:p>194,472</text:p>
          </table:table-cell>
          <table:table-cell office:value-type="float" office:value="326.33999999999997" table:style-name="ce12">
            <text:p>326,34</text:p>
          </table:table-cell>
          <table:table-cell table:number-columns-repeated="16374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3">
            <text:p>test018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0.13700000000000001" table:style-name="ce13">
            <text:p>0,137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float" office:value="194.47200000000001" table:style-name="ce13">
            <text:p>194,472</text:p>
          </table:table-cell>
          <table:table-cell office:value-type="float" office:value="326.33999999999997" table:style-name="ce14">
            <text:p>326,34</text:p>
          </table:table-cell>
          <table:table-cell table:number-columns-repeated="16374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15">
            <text:p>test019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0.13400000000000001" table:style-name="ce15">
            <text:p>0,134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float" office:value="-24.5" table:style-name="ce15">
            <text:p>-24,5</text:p>
          </table:table-cell>
          <table:table-cell office:value-type="float" office:value="45" table:style-name="ce16">
            <text:p>45</text:p>
          </table:table-cell>
          <table:table-cell table:number-columns-repeated="16374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string" table:style-name="ce11">
            <text:p>test02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.13600000000000001" table:style-name="ce11">
            <text:p>0,136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85.2" table:style-name="ce12">
            <text:p>85,2</text:p>
          </table:table-cell>
          <table:table-cell table:number-columns-repeated="16374"/>
        </table:table-row>
        <table:table-row table:style-name="ro1">
          <table:table-cell office:value-type="float" office:value="30" table:style-name="ce17">
            <text:p>30</text:p>
          </table:table-cell>
          <table:table-cell office:value-type="string" table:style-name="ce18">
            <text:p>test02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0.14099999999999999" table:style-name="ce18">
            <text:p>0,141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13.2" table:style-name="ce18">
            <text:p>13,2</text:p>
          </table:table-cell>
          <table:table-cell office:value-type="float" office:value="155.19999999999999" table:style-name="ce19">
            <text:p>155,2</text:p>
          </table:table-cell>
          <table:table-cell table:number-columns-repeated="16374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25">
            <text:p>test02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.7549999999999999" table:style-name="ce25">
            <text:p>2,755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.3" table:style-name="ce25">
            <text:p>4,3</text:p>
          </table:table-cell>
          <table:table-cell office:value-type="float" office:value="147.1" table:style-name="ce26">
            <text:p>147,1</text:p>
          </table:table-cell>
          <table:table-cell table:number-columns-repeated="16374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string" table:style-name="ce27">
            <text:p>test022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.6659999999999999" table:style-name="ce27">
            <text:p>2,666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13.1" table:style-name="ce27">
            <text:p>13,1</text:p>
          </table:table-cell>
          <table:table-cell office:value-type="float" office:value="157.6" table:style-name="ce28">
            <text:p>157,6</text:p>
          </table:table-cell>
          <table:table-cell table:number-columns-repeated="16374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string" table:style-name="ce29">
            <text:p>test022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.7360000000000002" table:style-name="ce29">
            <text:p>2,736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29.6" table:style-name="ce29">
            <text:p>29,6</text:p>
          </table:table-cell>
          <table:table-cell office:value-type="float" office:value="180.1" table:style-name="ce30">
            <text:p>180,1</text:p>
          </table:table-cell>
          <table:table-cell table:number-columns-repeated="16374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string" table:style-name="ce31">
            <text:p>test023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2.8239999999999998" table:style-name="ce31">
            <text:p>2,824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1.3" table:style-name="ce31">
            <text:p>1,3</text:p>
          </table:table-cell>
          <table:table-cell office:value-type="float" office:value="125.4" table:style-name="ce32">
            <text:p>125,4</text:p>
          </table:table-cell>
          <table:table-cell table:number-columns-repeated="16374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string" table:style-name="ce27">
            <text:p>test02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.7450000000000001" table:style-name="ce27">
            <text:p>2,745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2" table:style-name="ce27">
            <text:p>2</text:p>
          </table:table-cell>
          <table:table-cell office:value-type="float" office:value="132.9" table:style-name="ce28">
            <text:p>132,9</text:p>
          </table:table-cell>
          <table:table-cell table:number-columns-repeated="16374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string" table:style-name="ce29">
            <text:p>test024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.7450000000000001" table:style-name="ce29">
            <text:p>2,745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8.2" table:style-name="ce29">
            <text:p>18,2</text:p>
          </table:table-cell>
          <table:table-cell office:value-type="float" office:value="158.30000000000001" table:style-name="ce30">
            <text:p>158,3</text:p>
          </table:table-cell>
          <table:table-cell table:number-columns-repeated="16374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string" table:style-name="ce31">
            <text:p>test025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9.7889999999999997" table:style-name="ce31">
            <text:p>9,789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7.7" table:style-name="ce31">
            <text:p>-7,7</text:p>
          </table:table-cell>
          <table:table-cell office:value-type="float" office:value="170.7" table:style-name="ce32">
            <text:p>170,7</text:p>
          </table:table-cell>
          <table:table-cell table:number-columns-repeated="16374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string" table:style-name="ce27">
            <text:p>test026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7">
            <text:p>2</text:p>
          </table:table-cell>
          <table:table-cell office:value-type="float" office:value="9.2710000000000008" table:style-name="ce27">
            <text:p>9,271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1.1000000000000001" table:style-name="ce27">
            <text:p>1,1</text:p>
          </table:table-cell>
          <table:table-cell office:value-type="float" office:value="183.2" table:style-name="ce28">
            <text:p>183,2</text:p>
          </table:table-cell>
          <table:table-cell table:number-columns-repeated="16374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string" table:style-name="ce29">
            <text:p>test026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9.6039999999999992" table:style-name="ce29">
            <text:p>9,604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7.600000000000001" table:style-name="ce29">
            <text:p>17,6</text:p>
          </table:table-cell>
          <table:table-cell office:value-type="float" office:value="206.5" table:style-name="ce30">
            <text:p>206,5</text:p>
          </table:table-cell>
          <table:table-cell table:number-columns-repeated="16374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string" table:style-name="ce31">
            <text:p>test027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9.7629999999999999" table:style-name="ce31">
            <text:p>9,763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0.3" table:style-name="ce31">
            <text:p>-20,3</text:p>
          </table:table-cell>
          <table:table-cell office:value-type="float" office:value="138" table:style-name="ce32">
            <text:p>138</text:p>
          </table:table-cell>
          <table:table-cell table:number-columns-repeated="16374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string" table:style-name="ce27">
            <text:p>test028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10.023999999999999" table:style-name="ce27">
            <text:p>10,024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-19.100000000000001" table:style-name="ce27">
            <text:p>-19,1</text:p>
          </table:table-cell>
          <table:table-cell office:value-type="float" office:value="148.4" table:style-name="ce28">
            <text:p>148,4</text:p>
          </table:table-cell>
          <table:table-cell table:number-columns-repeated="16374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string" table:style-name="ce29">
            <text:p>test028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9.4190000000000005" table:style-name="ce29">
            <text:p>9,419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-6.6" table:style-name="ce29">
            <text:p>-6,6</text:p>
          </table:table-cell>
          <table:table-cell office:value-type="float" office:value="176.5" table:style-name="ce30">
            <text:p>176,5</text:p>
          </table:table-cell>
          <table:table-cell table:number-columns-repeated="16374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string" table:style-name="ce31">
            <text:p>test029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23">
            <text:p>10</text:p>
          </table:table-cell>
          <table:table-cell office:value-type="float" office:value="14.516999999999999" table:style-name="ce31">
            <text:p>14,517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8.3" table:style-name="ce31">
            <text:p>-28,3</text:p>
          </table:table-cell>
          <table:table-cell office:value-type="float" office:value="202.2" table:style-name="ce32">
            <text:p>202,2</text:p>
          </table:table-cell>
          <table:table-cell table:number-columns-repeated="16374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string" table:style-name="ce27">
            <text:p>test030</text:p>
          </table:table-cell>
          <table:table-cell office:value-type="float" office:value="4" table:style-name="ce27">
            <text:p>4</text:p>
          </table:table-cell>
          <table:table-cell office:value-type="float" office:value="10" table:style-name="ce21">
            <text:p>10</text:p>
          </table:table-cell>
          <table:table-cell office:value-type="float" office:value="14.728999999999999" table:style-name="ce27">
            <text:p>14,729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-27.3" table:style-name="ce27">
            <text:p>-27,3</text:p>
          </table:table-cell>
          <table:table-cell office:value-type="float" office:value="216.4" table:style-name="ce28">
            <text:p>216,4</text:p>
          </table:table-cell>
          <table:table-cell table:number-columns-repeated="16374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string" table:style-name="ce29">
            <text:p>test030</text:p>
          </table:table-cell>
          <table:table-cell office:value-type="float" office:value="4" table:style-name="ce29">
            <text:p>4</text:p>
          </table:table-cell>
          <table:table-cell office:value-type="float" office:value="10" table:style-name="ce22">
            <text:p>10</text:p>
          </table:table-cell>
          <table:table-cell office:value-type="float" office:value="13.452" table:style-name="ce29">
            <text:p>13,452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-5.3" table:style-name="ce29">
            <text:p>-5,3</text:p>
          </table:table-cell>
          <table:table-cell office:value-type="float" office:value="255.2" table:style-name="ce30">
            <text:p>255,2</text:p>
          </table:table-cell>
          <table:table-cell table:number-columns-repeated="16374"/>
        </table:table-row>
        <table:table-row table:style-name="ro1">
          <table:table-cell office:value-type="float" office:value="46" table:style-name="ce33">
            <text:p>46</text:p>
          </table:table-cell>
          <table:table-cell office:value-type="string" table:style-name="ce31">
            <text:p>test031</text:p>
          </table:table-cell>
          <table:table-cell office:value-type="float" office:value="4" table:style-name="ce31">
            <text:p>4</text:p>
          </table:table-cell>
          <table:table-cell office:value-type="float" office:value="20" table:style-name="ce23">
            <text:p>20</text:p>
          </table:table-cell>
          <table:table-cell office:value-type="float" office:value="23.207000000000001" table:style-name="ce31">
            <text:p>23,207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float" office:value="-28.3" table:style-name="ce31">
            <text:p>-28,3</text:p>
          </table:table-cell>
          <table:table-cell office:value-type="float" office:value="202.2" table:style-name="ce32">
            <text:p>202,2</text:p>
          </table:table-cell>
          <table:table-cell table:number-columns-repeated="16374"/>
        </table:table-row>
        <table:table-row table:style-name="ro1">
          <table:table-cell office:value-type="float" office:value="47" table:style-name="ce33">
            <text:p>47</text:p>
          </table:table-cell>
          <table:table-cell office:value-type="string" table:style-name="ce27">
            <text:p>test032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1">
            <text:p>20</text:p>
          </table:table-cell>
          <table:table-cell office:value-type="float" office:value="23.672000000000001" table:style-name="ce27">
            <text:p>23,672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float" office:value="-24.3" table:style-name="ce27">
            <text:p>-24,3</text:p>
          </table:table-cell>
          <table:table-cell office:value-type="float" office:value="216.4" table:style-name="ce27">
            <text:p>216,4</text:p>
          </table:table-cell>
          <table:table-cell table:number-columns-repeated="16374"/>
        </table:table-row>
        <table:table-row table:style-name="ro2">
          <table:table-cell office:value-type="float" office:value="48" table:style-name="ce34">
            <text:p>48</text:p>
          </table:table-cell>
          <table:table-cell office:value-type="string" table:style-name="ce29">
            <text:p>test032</text:p>
          </table:table-cell>
          <table:table-cell office:value-type="float" office:value="4" table:style-name="ce29">
            <text:p>4</text:p>
          </table:table-cell>
          <table:table-cell office:value-type="float" office:value="20" table:style-name="ce22">
            <text:p>20</text:p>
          </table:table-cell>
          <table:table-cell office:value-type="float" office:value="19.204000000000001" table:style-name="ce29">
            <text:p>19,204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float" office:value="-5.3" table:style-name="ce29">
            <text:p>-5,3</text:p>
          </table:table-cell>
          <table:table-cell office:value-type="float" office:value="255.2" table:style-name="ce29">
            <text:p>255,2</text:p>
          </table:table-cell>
          <table:table-cell table:number-columns-repeated="16374"/>
        </table:table-row>
        <table:table-row table:style-name="ro1">
          <table:table-cell office:value-type="float" office:value="49" table:style-name="ce38">
            <text:p>49</text:p>
          </table:table-cell>
          <table:table-cell office:value-type="string" table:style-name="ce39">
            <text:p>test033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0.17799999999999999" table:style-name="ce39">
            <text:p>0,178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float" office:value="-1.4" table:style-name="ce39">
            <text:p>-1,4</text:p>
          </table:table-cell>
          <table:table-cell office:value-type="float" office:value="29.2" table:style-name="ce40">
            <text:p>29,2</text:p>
          </table:table-cell>
          <table:table-cell table:number-columns-repeated="16374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5">
            <text:p>test034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0.128" table:style-name="ce45">
            <text:p>0,128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float" office:value="-1.4" table:style-name="ce45">
            <text:p>-1,4</text:p>
          </table:table-cell>
          <table:table-cell office:value-type="float" office:value="29.2" table:style-name="ce47">
            <text:p>29,2</text:p>
          </table:table-cell>
          <table:table-cell table:number-columns-repeated="16374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8">
            <text:p>test034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.128" table:style-name="ce48">
            <text:p>0,128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Y</text:p>
          </table:table-cell>
          <table:table-cell office:value-type="float" office:value="-1.4" table:style-name="ce48">
            <text:p>-1,4</text:p>
          </table:table-cell>
          <table:table-cell office:value-type="float" office:value="29.2" table:style-name="ce51">
            <text:p>29,2</text:p>
          </table:table-cell>
          <table:table-cell table:number-columns-repeated="16374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36">
            <text:p>test035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0.13" table:style-name="ce36">
            <text:p>0,13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float" office:value="43" table:style-name="ce36">
            <text:p>43</text:p>
          </table:table-cell>
          <table:table-cell office:value-type="float" office:value="176" table:style-name="ce42">
            <text:p>176</text:p>
          </table:table-cell>
          <table:table-cell table:number-columns-repeated="16374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5">
            <text:p>test036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.127" table:style-name="ce45">
            <text:p>0,127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float" office:value="70" table:style-name="ce45">
            <text:p>70</text:p>
          </table:table-cell>
          <table:table-cell office:value-type="float" office:value="213" table:style-name="ce47">
            <text:p>213</text:p>
          </table:table-cell>
          <table:table-cell table:number-columns-repeated="16374"/>
        </table:table-row>
        <table:table-row table:style-name="ro2">
          <table:table-cell office:value-type="float" office:value="54" table:style-name="ce43">
            <text:p>54</text:p>
          </table:table-cell>
          <table:table-cell office:value-type="string" table:style-name="ce49">
            <text:p>test036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.128" table:style-name="ce49">
            <text:p>0,128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float" office:value="70" table:style-name="ce49">
            <text:p>70</text:p>
          </table:table-cell>
          <table:table-cell office:value-type="float" office:value="213" table:style-name="ce52">
            <text:p>213</text:p>
          </table:table-cell>
          <table:table-cell table:number-columns-repeated="16374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2-02T10:11:22Z</meta:creation-date>
    <dc:date>2019-03-24T09:30:40Z</dc:date>
  </office:meta>
</office:document-meta>
</file>